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17074d" officeooo:paragraph-rsid="0017074d"/>
    </style:style>
    <style:style style:name="T1" style:family="text">
      <style:text-properties officeooo:rsid="0017ae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 Expressões condicionais</text:p>
      <text:p text:style-name="P1"/>
      <text:p text:style-name="P1">min(100, a, 7, b) <text:span text:style-name="T1">retorna o menor valor dentre as entradas, e o max() o mai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12:34:58.458780337</meta:creation-date>
    <dc:date>2022-07-20T09:18:50.646361042</dc:date>
    <meta:editing-duration>PT20H23M32S</meta:editing-duration>
    <meta:editing-cycles>1</meta:editing-cycles>
    <meta:document-statistic meta:table-count="0" meta:image-count="0" meta:object-count="0" meta:page-count="1" meta:paragraph-count="2" meta:word-count="19" meta:character-count="104" meta:non-whitespace-character-count="87"/>
    <meta:generator>LibreOffice/7.2.5.2.0$Linux_X86_64 LibreOffice_project/20$Build-2</meta:generator>
  </office:meta>
</office:document-meta>
</file>